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0cm" svg:height="0.954cm" svg:x="5.4cm" svg:y="1.6cm">
          <draw:text-box>
            <text:p>Titre de la diapo 1</text:p>
          </draw:text-box>
        </draw:frame>
        <draw:frame draw:style-name="gr2" draw:text-style-name="P1" draw:layer="layout" svg:width="20cm" svg:height="11.6cm" svg:x="5.4cm" svg:y="3cm">
          <draw:text-box>
            <text:p>Contenu de la diapo 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text-properties style:font-name="Arial" fo:font-size="12pt" style:font-size-asian="12pt" style:font-size-complex="12pt"/>
    </style:style>
    <style:style style:name="MP8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6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5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6" draw:text-style-name="MP8" draw:layer="backgroundobjects" svg:width="4.4cm" svg:height="0.721cm" svg:x="20.9cm" svg:y="14.601cm">
        <draw:text-box>
          <text:p text:style-name="MP7"><text:span text:style-name="MT2">Page </text:span><text:span text:style-name="MT2"><text:page-number>&lt;numéro&gt;</text:page-number></text:span><text:span text:style-name="MT2">/ </text:span><text:span text:style-name="MT2"><text:page-count>1</text:page-count></text:span><text:span text:style-name="MT2"> 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1H29M20S</meta:editing-duration>
    <meta:editing-cycles>9</meta:editing-cycles>
    <meta:generator>LibreOffice/5.3.6.1$Windows_x86 LibreOffice_project/686f202eff87ef707079aeb7f485847613344eb7</meta:generator>
    <dc:date>2018-06-12T22:58:29.832000000</dc:date>
    <meta:document-statistic meta:object-count="26"/>
    <meta:user-defined meta:name="Laurent Magnin">Evarisk</meta:user-defined>
  </office:meta>
</office:document-meta>
</file>